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21c4"/>
    </style:style>
    <style:style style:name="P2" style:family="paragraph" style:parent-style-name="Standard">
      <style:text-properties officeooo:rsid="000521c4" officeooo:paragraph-rsid="000521c4"/>
    </style:style>
    <style:style style:name="T1" style:family="text">
      <style:text-properties officeooo:rsid="00052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our le dashboard :</text:span></text:p>
      <text:p text:style-name="P1"/>
      <text:p text:style-name="P2">Lancer le programme :</text:p>
      <text:p text:style-name="P2"/>
      <text:p text:style-name="P1"><text:span text:style-name="T1">P7_api.py</text:span></text:p>
      <text:p text:style-name="P2">aller sur l’url : <text:a xlink:type="simple" xlink:href="http://localhost:5000/client" text:style-name="Internet_20_link" text:visited-style-name="Visited_20_Internet_20_Link">http://localhost:5000/client</text:a></text:p>
      <text:p text:style-name="P2">suivre les instructions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1:06:59.716644558</meta:creation-date>
    <dc:date>2021-02-02T11:10:21.866037856</dc:date>
    <meta:editing-duration>PT3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5" meta:word-count="17" meta:character-count="118" meta:non-whitespace-character-count="106"/>
  </office:meta>
</office:document-meta>
</file>